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1.O24" table:end-x="0.4665in" table:end-y="0.0335in" draw:z-index="0" draw:style-name="gr1" svg:width="6.2988in" svg:height="3.8988in" svg:x="0.3909in" svg:y="0.0465in">
              <draw:object draw:notify-on-update-of-ranges="Sheet1.B4:Sheet1.B4 Sheet1.B5:Sheet1.B14 Sheet1.E4:Sheet1.E4 Sheet1.E5:Sheet1.E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LOC (Thousands)</text:p>
          </table:table-cell>
          <table:table-cell office:value-type="string">
            <text:p>Contributors</text:p>
          </table:table-cell>
          <table:table-cell office:value-type="string">
            <text:p>LOC/Contributor</text:p>
          </table:table-cell>
          <table:table-cell office:value-type="string">
            <text:p>Downloa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583">
            <text:p>583</text:p>
          </table:table-cell>
          <table:table-cell office:value-type="float" office:value="36">
            <text:p>36</text:p>
          </table:table-cell>
          <table:table-cell table:formula="of:=[.C5]/[.D5]" office:value-type="float" office:value="16.1944444444444">
            <text:p>16.1944444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953">
            <text:p>953</text:p>
          </table:table-cell>
          <table:table-cell office:value-type="float" office:value="38">
            <text:p>38</text:p>
          </table:table-cell>
          <table:table-cell table:formula="of:=[.C6]/[.D6]" office:value-type="float" office:value="25.078947368421">
            <text:p>25.0789473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1141">
            <text:p>1141</text:p>
          </table:table-cell>
          <table:table-cell office:value-type="float" office:value="43">
            <text:p>43</text:p>
          </table:table-cell>
          <table:table-cell table:formula="of:=[.C7]/[.D7]" office:value-type="float" office:value="26.5348837209302">
            <text:p>26.5348837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1486">
            <text:p>1486</text:p>
          </table:table-cell>
          <table:table-cell office:value-type="float" office:value="45">
            <text:p>45</text:p>
          </table:table-cell>
          <table:table-cell table:formula="of:=[.C8]/[.D8]" office:value-type="float" office:value="33.0222222222222">
            <text:p>33.0222222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1731">
            <text:p>1731</text:p>
          </table:table-cell>
          <table:table-cell office:value-type="float" office:value="41">
            <text:p>41</text:p>
          </table:table-cell>
          <table:table-cell table:formula="of:=[.C9]/[.D9]" office:value-type="float" office:value="42.219512195122">
            <text:p>42.219512195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1968">
            <text:p>1968</text:p>
          </table:table-cell>
          <table:table-cell office:value-type="float" office:value="35">
            <text:p>35</text:p>
          </table:table-cell>
          <table:table-cell table:formula="of:=[.C10]/[.D10]" office:value-type="float" office:value="56.2285714285714">
            <text:p>56.2285714286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2180">
            <text:p>2180</text:p>
          </table:table-cell>
          <table:table-cell office:value-type="float" office:value="35">
            <text:p>35</text:p>
          </table:table-cell>
          <table:table-cell table:formula="of:=[.C11]/[.D11]" office:value-type="float" office:value="62.2857142857143">
            <text:p>62.2857142857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2352">
            <text:p>2352</text:p>
          </table:table-cell>
          <table:table-cell office:value-type="float" office:value="34">
            <text:p>34</text:p>
          </table:table-cell>
          <table:table-cell table:formula="of:=[.C12]/[.D12]" office:value-type="float" office:value="69.1764705882353">
            <text:p>69.1764705882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2402">
            <text:p>2402</text:p>
          </table:table-cell>
          <table:table-cell office:value-type="float" office:value="38">
            <text:p>38</text:p>
          </table:table-cell>
          <table:table-cell table:formula="of:=[.C13]/[.D13]" office:value-type="float" office:value="63.2105263157895">
            <text:p>63.2105263158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2231">
            <text:p>2231</text:p>
          </table:table-cell>
          <table:table-cell office:value-type="float" office:value="30">
            <text:p>30</text:p>
          </table:table-cell>
          <table:table-cell table:formula="of:=[.C14]/[.D14]" office:value-type="float" office:value="74.3666666666667">
            <text:p>74.3666666667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1.O44" table:end-x="0.1874in" table:end-y="0.1154in" draw:z-index="1" draw:style-name="gr1" svg:width="6.2996in" svg:height="3.535in" svg:x="0.111in" svg:y="0.1362in">
              <draw:object draw:notify-on-update-of-ranges="Sheet1.B9:Sheet1.B15 Sheet1.F9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10/21/2012</text:date>, <text:time>12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1T11:21:51.38</meta:creation-date>
    <dc:date>2012-10-21T12:00:08.17</dc:date>
    <meta:editing-duration>PT7M15S</meta:editing-duration>
    <meta:editing-cycles>1</meta:editing-cycles>
    <meta:document-statistic meta:table-count="3" meta:cell-count="53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904cm" xlink:href=".." xlink:type="simple" chart:class="chart:area" chart:style-name="ch1">
        <chart:title svg:x="3.851cm" svg:y="0.334cm" chart:style-name="ch2">
          <text:p>Platform LOC per Committer</text:p>
        </chart:title>
        <chart:plot-area chart:style-name="ch3" table:cell-range-address="Sheet1.B4:Sheet1.B14 Sheet1.E4:Sheet1.E14" chart:data-source-has-labels="both" svg:x="1.744cm" svg:y="2.025cm" svg:width="13.616cm" svg:height="7.261cm">
          <chartooo:coordinate-region svg:x="2.365cm" svg:y="2.237cm" svg:width="12.623cm" svg:height="6.376cm"/>
          <chart:axis chart:dimension="x" chart:name="primary-x" chart:style-name="ch4">
            <chart:categories table:cell-range-address="Sheet1.B5:Sheet1.B14"/>
          </chart:axis>
          <chart:axis chart:dimension="y" chart:name="primary-y" chart:style-name="ch4">
            <chart:title svg:x="0.451cm" svg:y="7.94cm" chart:style-name="ch5">
              <text:p>LOC (Thousands)</text:p>
            </chart:title>
            <chart:grid chart:style-name="ch6" chart:class="major"/>
          </chart:axis>
          <chart:series chart:style-name="ch7" chart:values-cell-range-address="Sheet1.E5:Sheet1.E14" chart:label-cell-address="Sheet1.E4:Sheet1.E4" chart:class="chart:area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/Contributor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2</text:p>
                <draw:g>
                  <svg:desc>Sheet1.B5:Sheet1.B14</svg:desc>
                </draw:g>
              </table:table-cell>
              <table:table-cell office:value-type="float" office:value="16.1944444444444">
                <text:p>16.1944444444444</text:p>
                <draw:g>
                  <svg:desc>Sheet1.E5:Sheet1.E14</svg:desc>
                </draw:g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5.078947368421">
                <text:p>25.07894736842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6.5348837209302">
                <text:p>26.534883720930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3.0222222222222">
                <text:p>33.022222222222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2.219512195122">
                <text:p>42.21951219512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.2285714285714">
                <text:p>56.228571428571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9.1764705882353">
                <text:p>69.176470588235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3.2105263157895">
                <text:p>63.210526315789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4.3666666666667">
                <text:p>74.3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cm" xlink:href=".." xlink:type="simple" chart:class="chart:area" chart:style-name="ch1">
        <chart:title svg:x="4.115cm" svg:y="0.315cm" chart:style-name="ch2">
          <text:p>Downloads / month / committer</text:p>
        </chart:title>
        <chart:plot-area chart:style-name="ch3" table:cell-range-address="Sheet1.B9:Sheet1.B15 Sheet1.F9:Sheet1.F15" chart:data-source-has-labels="column" svg:x="1.649cm" svg:y="1.825cm" svg:width="13.713cm" svg:height="6.556cm">
          <chartooo:coordinate-region svg:x="2.641cm" svg:y="2.038cm" svg:width="12.349cm" svg:height="5.67cm"/>
          <chart:axis chart:dimension="x" chart:name="primary-x" chart:style-name="ch4">
            <chart:categories table:cell-range-address="Sheet1.B9:Sheet1.B15"/>
          </chart:axis>
          <chart:axis chart:dimension="y" chart:name="primary-y" chart:style-name="ch4">
            <chart:title svg:x="0.451cm" svg:y="8.566cm" chart:style-name="ch5">
              <text:p>Downloads/month (thousands)</text:p>
            </chart:title>
            <chart:grid chart:style-name="ch6" chart:class="major"/>
          </chart:axis>
          <chart:series chart:style-name="ch7" chart:values-cell-range-address="Sheet1.F9:Sheet1.F15" chart:class="chart:area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heet1.B9:Sheet1.B15</svg:desc>
                </draw:g>
              </table:table-cell>
              <table:table-cell office:value-type="float" office:value="500">
                <text:p>500</text:p>
                <draw:g>
                  <svg:desc>Sheet1.F9:Sheet1.F15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